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5.02pt" svg:height="194.26pt" svg:x="437.81pt" svg:y="61.82pt">
            <loext:p draw:notify-on-update-of-ranges="Sheet1.C10:Sheet1.C20 Sheet1.C10:Sheet1.C20 Sheet1.D9:Sheet1.D9 Sheet1.D10:Sheet1.D20 Sheet1.C10:Sheet1.C20 Sheet1.E9:Sheet1.E9 Sheet1.E10:Sheet1.E20 Sheet1.C10:Sheet1.C20 Sheet1.F9:Sheet1.F9 Sheet1.F10:Sheet1.F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table:style-name="ce6" office:value-type="string" calcext:value-type="string">
            <text:p>T intensity</text:p>
          </table:table-cell>
          <table:table-cell table:style-name="ce6" office:value-type="string" calcext:value-type="string">
            <text:p>Length scal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0.5</text:p>
          </table:table-cell>
          <table:table-cell office:value-type="string" calcext:value-type="string">
            <text:p>(! test)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3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omeg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8" office:value-type="float" office:value="1.15" calcext:value-type="float">
            <text:p>1.15</text:p>
          </table:table-cell>
          <table:table-cell table:style-name="ce12" table:formula="of:=1.5*(([.D10]*[.$D$7])^2)" office:value-type="float" office:value="0.0007935" calcext:value-type="float">
            <text:p>0.0007935</text:p>
          </table:table-cell>
          <table:table-cell table:style-name="ce14" table:formula="of:=(0.09^(-0.25))*(SQRT([.E10]))/[.$E$7]" office:value-type="float" office:value="0.10285912696499" calcext:value-type="float">
            <text:p>0.10285912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9" office:value-type="float" office:value="1.38" calcext:value-type="float">
            <text:p>1.38</text:p>
          </table:table-cell>
          <table:table-cell table:formula="of:=1.5*(([.D11]*[.$D$7])^2)" office:value-type="float" office:value="0.00114264" calcext:value-type="float">
            <text:p>0.00114264</text:p>
          </table:table-cell>
          <table:table-cell table:style-name="ce15" table:formula="of:=(0.09^(-0.25))*(SQRT([.E11]))/[.$E$7]" office:value-type="float" office:value="0.123430952357988" calcext:value-type="float">
            <text:p>0.123430952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9" office:value-type="float" office:value="1.42" calcext:value-type="float">
            <text:p>1.42</text:p>
          </table:table-cell>
          <table:table-cell table:formula="of:=1.5*(([.D12]*[.$D$7])^2)" office:value-type="float" office:value="0.00120984" calcext:value-type="float">
            <text:p>0.00120984</text:p>
          </table:table-cell>
          <table:table-cell table:style-name="ce15" table:formula="of:=(0.09^(-0.25))*(SQRT([.E12]))/[.$E$7]" office:value-type="float" office:value="0.127008661121988" calcext:value-type="float">
            <text:p>0.127008661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9" office:value-type="float" office:value="1.49" calcext:value-type="float">
            <text:p>1.49</text:p>
          </table:table-cell>
          <table:table-cell table:formula="of:=1.5*(([.D13]*[.$D$7])^2)" office:value-type="float" office:value="0.00133206" calcext:value-type="float">
            <text:p>0.00133206</text:p>
          </table:table-cell>
          <table:table-cell table:style-name="ce15" table:formula="of:=(0.09^(-0.25))*(SQRT([.E13]))/[.$E$7]" office:value-type="float" office:value="0.133269651458987" calcext:value-type="float">
            <text:p>0.133269651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9" office:value-type="float" office:value="1.6" calcext:value-type="float">
            <text:p>1.6</text:p>
          </table:table-cell>
          <table:table-cell table:formula="of:=1.5*(([.D14]*[.$D$7])^2)" office:value-type="float" office:value="0.001536" calcext:value-type="float">
            <text:p>0.001536</text:p>
          </table:table-cell>
          <table:table-cell table:style-name="ce15" table:formula="of:=(0.09^(-0.25))*(SQRT([.E14]))/[.$E$7]" office:value-type="float" office:value="0.143108350559987" calcext:value-type="float">
            <text:p>0.143108350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9" office:value-type="float" office:value="1.72" calcext:value-type="float">
            <text:p>1.72</text:p>
          </table:table-cell>
          <table:table-cell table:formula="of:=1.5*(([.D15]*[.$D$7])^2)" office:value-type="float" office:value="0.00177504" calcext:value-type="float">
            <text:p>0.00177504</text:p>
          </table:table-cell>
          <table:table-cell table:style-name="ce15" table:formula="of:=(0.09^(-0.25))*(SQRT([.E15]))/[.$E$7]" office:value-type="float" office:value="0.153841476851986" calcext:value-type="float">
            <text:p>0.153841476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9" office:value-type="float" office:value="1.85" calcext:value-type="float">
            <text:p>1.85</text:p>
          </table:table-cell>
          <table:table-cell table:formula="of:=1.5*(([.D16]*[.$D$7])^2)" office:value-type="float" office:value="0.0020535" calcext:value-type="float">
            <text:p>0.0020535</text:p>
          </table:table-cell>
          <table:table-cell table:style-name="ce15" table:formula="of:=(0.09^(-0.25))*(SQRT([.E16]))/[.$E$7]" office:value-type="float" office:value="0.165469030334984" calcext:value-type="float">
            <text:p>0.165469030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9" office:value-type="float" office:value="1.95" calcext:value-type="float">
            <text:p>1.95</text:p>
          </table:table-cell>
          <table:table-cell table:formula="of:=1.5*(([.D17]*[.$D$7])^2)" office:value-type="float" office:value="0.0022815" calcext:value-type="float">
            <text:p>0.0022815</text:p>
          </table:table-cell>
          <table:table-cell table:style-name="ce15" table:formula="of:=(0.09^(-0.25))*(SQRT([.E17]))/[.$E$7]" office:value-type="float" office:value="0.174413302244984" calcext:value-type="float">
            <text:p>0.174413302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3" table:formula="of:=1.5*(([.D18]*[.$D$7])^2)" office:value-type="float" office:value="0.0024" calcext:value-type="float">
            <text:p>0.0024</text:p>
          </table:table-cell>
          <table:table-cell table:style-name="ce16" table:formula="of:=(0.09^(-0.25))*(SQRT([.E18]))/[.$E$7]" office:value-type="float" office:value="0.178885438199983" calcext:value-type="float">
            <text:p>0.178885438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10" office:value-type="float" office:value="2.02" calcext:value-type="float">
            <text:p>2.02</text:p>
          </table:table-cell>
          <table:table-cell table:style-name="ce13" table:formula="of:=1.5*(([.D19]*[.$D$7])^2)" office:value-type="float" office:value="0.00244824" calcext:value-type="float">
            <text:p>0.00244824</text:p>
          </table:table-cell>
          <table:table-cell table:style-name="ce16" table:formula="of:=(0.09^(-0.25))*(SQRT([.E19]))/[.$E$7]" office:value-type="float" office:value="0.180674292581983" calcext:value-type="float">
            <text:p>0.180674292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11" office:value-type="float" office:value="3" calcext:value-type="float">
            <text:p>3</text:p>
          </table:table-cell>
          <table:table-cell table:style-name="ce13" table:formula="of:=1.5*(([.D20]*[.$D$7])^2)" office:value-type="float" office:value="0.0054" calcext:value-type="float">
            <text:p>0.0054</text:p>
          </table:table-cell>
          <table:table-cell table:style-name="ce16" table:formula="of:=(0.09^(-0.25))*(SQRT([.E20]))/[.$E$7]" office:value-type="float" office:value="0.268328157299975" calcext:value-type="float">
            <text:p>0.2683281573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U</text:p>
          </table:table-cell>
          <table:covered-table-cell table:number-columns-repeated="5"/>
          <table:table-cell/>
          <table:table-cell table:style-name="ce1" office:value-type="string" calcext:value-type="string" table:number-columns-spanned="4" table:number-rows-spanned="1">
            <text:p>k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omega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2" table:number-columns-spanned="6" table:number-rows-spanned="1"/>
          <table:covered-table-cell table:number-columns-repeated="5"/>
          <table:table-cell/>
          <table:table-cell table:style-name="ce2" table:number-columns-spanned="4" table:number-rows-spanned="1"/>
          <table:covered-table-cell table:number-columns-repeated="3"/>
          <table:table-cell/>
          <table:table-cell table:style-name="ce2" table:number-columns-spanned="2" table:number-rows-spanned="1"/>
          <table:covered-table-cell table:style-name="ce2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6"/>
          <table:table-cell office:value-type="string" calcext:value-type="string">
            <text:p>(</text:p>
          </table:table-cell>
          <table:table-cell table:number-columns-repeated="4"/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0]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[.D10]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0]" office:value-type="float" office:value="0" calcext:value-type="float">
            <text:p>0</text:p>
          </table:table-cell>
          <table:table-cell table:formula="of:=[.E10]" office:value-type="float" office:value="0.0007935" calcext:value-type="float">
            <text:p>0.0007935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0]" office:value-type="float" office:value="0" calcext:value-type="float">
            <text:p>0</text:p>
          </table:table-cell>
          <table:table-cell table:formula="of:=[.F10]" office:value-type="float" office:value="0.10285912696499" calcext:value-type="float">
            <text:p>0.102859127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1]"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[.D11]"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1]" office:value-type="float" office:value="9" calcext:value-type="float">
            <text:p>9</text:p>
          </table:table-cell>
          <table:table-cell table:formula="of:=[.E11]" office:value-type="float" office:value="0.00114264" calcext:value-type="float">
            <text:p>0.0011426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1]" office:value-type="float" office:value="9" calcext:value-type="float">
            <text:p>9</text:p>
          </table:table-cell>
          <table:table-cell table:formula="of:=[.F11]" office:value-type="float" office:value="0.123430952357988" calcext:value-type="float">
            <text:p>0.1234309524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2]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[.D12]"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2]" office:value-type="float" office:value="10" calcext:value-type="float">
            <text:p>10</text:p>
          </table:table-cell>
          <table:table-cell table:formula="of:=[.E12]" office:value-type="float" office:value="0.00120984" calcext:value-type="float">
            <text:p>0.0012098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2]" office:value-type="float" office:value="10" calcext:value-type="float">
            <text:p>10</text:p>
          </table:table-cell>
          <table:table-cell table:formula="of:=[.F12]" office:value-type="float" office:value="0.127008661121988" calcext:value-type="float">
            <text:p>0.127008661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3]"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[.D13]"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3]" office:value-type="float" office:value="11" calcext:value-type="float">
            <text:p>11</text:p>
          </table:table-cell>
          <table:table-cell table:formula="of:=[.E13]" office:value-type="float" office:value="0.00133206" calcext:value-type="float">
            <text:p>0.00133206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3]" office:value-type="float" office:value="11" calcext:value-type="float">
            <text:p>11</text:p>
          </table:table-cell>
          <table:table-cell table:formula="of:=[.F13]" office:value-type="float" office:value="0.133269651458987" calcext:value-type="float">
            <text:p>0.1332696515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4]"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[.D14]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4]" office:value-type="float" office:value="12" calcext:value-type="float">
            <text:p>12</text:p>
          </table:table-cell>
          <table:table-cell table:formula="of:=[.E14]" office:value-type="float" office:value="0.001536" calcext:value-type="float">
            <text:p>0.001536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4]" office:value-type="float" office:value="12" calcext:value-type="float">
            <text:p>12</text:p>
          </table:table-cell>
          <table:table-cell table:formula="of:=[.F14]" office:value-type="float" office:value="0.143108350559987" calcext:value-type="float">
            <text:p>0.143108350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5]"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[.D15]"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5]" office:value-type="float" office:value="13" calcext:value-type="float">
            <text:p>13</text:p>
          </table:table-cell>
          <table:table-cell table:formula="of:=[.E15]" office:value-type="float" office:value="0.00177504" calcext:value-type="float">
            <text:p>0.0017750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5]" office:value-type="float" office:value="13" calcext:value-type="float">
            <text:p>13</text:p>
          </table:table-cell>
          <table:table-cell table:formula="of:=[.F15]" office:value-type="float" office:value="0.153841476851986" calcext:value-type="float">
            <text:p>0.1538414769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6]"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[.D16]"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6]" office:value-type="float" office:value="14" calcext:value-type="float">
            <text:p>14</text:p>
          </table:table-cell>
          <table:table-cell table:formula="of:=[.E16]" office:value-type="float" office:value="0.0020535" calcext:value-type="float">
            <text:p>0.0020535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6]" office:value-type="float" office:value="14" calcext:value-type="float">
            <text:p>14</text:p>
          </table:table-cell>
          <table:table-cell table:formula="of:=[.F16]" office:value-type="float" office:value="0.165469030334984" calcext:value-type="float">
            <text:p>0.165469030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]"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[.D17]"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7]" office:value-type="float" office:value="15" calcext:value-type="float">
            <text:p>15</text:p>
          </table:table-cell>
          <table:table-cell table:formula="of:=[.E17]" office:value-type="float" office:value="0.0022815" calcext:value-type="float">
            <text:p>0.0022815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7]" office:value-type="float" office:value="15" calcext:value-type="float">
            <text:p>15</text:p>
          </table:table-cell>
          <table:table-cell table:formula="of:=[.F17]" office:value-type="float" office:value="0.174413302244984" calcext:value-type="float">
            <text:p>0.174413302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]"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[.D1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8]" office:value-type="float" office:value="16" calcext:value-type="float">
            <text:p>16</text:p>
          </table:table-cell>
          <table:table-cell table:formula="of:=[.E18]" office:value-type="float" office:value="0.0024" calcext:value-type="float">
            <text:p>0.002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8]" office:value-type="float" office:value="16" calcext:value-type="float">
            <text:p>16</text:p>
          </table:table-cell>
          <table:table-cell table:formula="of:=[.F18]" office:value-type="float" office:value="0.178885438199983" calcext:value-type="float">
            <text:p>0.178885438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]"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[.D19]"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19]" office:value-type="float" office:value="17" calcext:value-type="float">
            <text:p>17</text:p>
          </table:table-cell>
          <table:table-cell table:formula="of:=[.E19]" office:value-type="float" office:value="0.00244824" calcext:value-type="float">
            <text:p>0.0024482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19]" office:value-type="float" office:value="17" calcext:value-type="float">
            <text:p>17</text:p>
          </table:table-cell>
          <table:table-cell table:formula="of:=[.F19]" office:value-type="float" office:value="0.180674292581983" calcext:value-type="float">
            <text:p>0.1806742926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]" office:value-type="float" office:value="100" calcext:value-type="float">
            <text:p>100</text:p>
          </table:table-cell>
          <table:table-cell office:value-type="string" calcext:value-type="string">
            <text:p>(</text:p>
          </table:table-cell>
          <table:table-cell table:formula="of:=[.D2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))</text:p>
          </table:table-cell>
          <table:table-cell/>
          <table:table-cell office:value-type="string" calcext:value-type="string">
            <text:p>(</text:p>
          </table:table-cell>
          <table:table-cell table:formula="of:=[.C20]" office:value-type="float" office:value="100" calcext:value-type="float">
            <text:p>100</text:p>
          </table:table-cell>
          <table:table-cell table:formula="of:=[.E20]" office:value-type="float" office:value="0.0054" calcext:value-type="float">
            <text:p>0.0054</text:p>
          </table:table-cell>
          <table:table-cell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formula="of:=[.C20]" office:value-type="float" office:value="100" calcext:value-type="float">
            <text:p>100</text:p>
          </table:table-cell>
          <table:table-cell table:formula="of:=[.F20]" office:value-type="float" office:value="0.268328157299975" calcext:value-type="float">
            <text:p>0.2683281573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6"/>
          <table:table-cell office:value-type="string" calcext:value-type="string">
            <text:p>)</text:p>
          </table:table-cell>
          <table:table-cell table:number-columns-repeated="4"/>
          <table:table-cell office:value-type="string" calcext:value-type="string">
            <text:p>)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spanned="6" table:number-rows-spanned="1"/>
          <table:covered-table-cell table:number-columns-repeated="5"/>
          <table:table-cell/>
          <table:table-cell table:style-name="ce2" table:number-columns-spanned="4" table:number-rows-spanned="1"/>
          <table:covered-table-cell table:number-columns-repeated="3"/>
          <table:table-cell/>
          <table:table-cell table:style-name="ce2" table:number-columns-spanned="2" table:number-rows-spanned="1"/>
          <table:covered-table-cell table:style-name="ce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7:36:11.035594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00:19:16.292878859</meta:creation-date>
    <dc:date>2018-04-17T17:35:14.772396414</dc:date>
    <meta:editing-duration>PT1H34M4S</meta:editing-duration>
    <meta:editing-cycles>25</meta:editing-cycles>
    <meta:generator>LibreOffice/5.1.6.2$Linux_X86_64 LibreOffice_project/10m0$Build-2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3cm" svg:height="6.854cm" xlink:href=".." xlink:type="simple" chart:class="chart:scatter" chart:column-mapping="0 1 2" chart:style-name="ch1">
        <chart:legend chart:legend-position="end" svg:x="13.677cm" svg:y="2.63cm" style:legend-expansion="high" chart:style-name="ch2"/>
        <chart:plot-area chart:style-name="ch3" table:cell-range-address="Sheet1.C10:Sheet1.F20 Sheet1.D9:Sheet1.F9" chart:data-source-has-labels="both" svg:x="0.321cm" svg:y="0.137cm" svg:width="13.035cm" svg:height="6.58cm">
          <chartooo:coordinate-region svg:x="1.048cm" svg:y="0.336cm" svg:width="11.024cm" svg:height="5.734cm"/>
          <chart:axis chart:dimension="x" chart:name="primary-x" chart:style-name="ch4" chartooo:axis-type="auto">
            <chart:categories table:cell-range-address="Sheet1.C10:Sheet1.C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10:Sheet1.D20" chart:label-cell-address="Sheet1.D9:Sheet1.D9" chart:class="chart:scatter">
            <chart:domain table:cell-range-address="Sheet1.C10:Sheet1.C20"/>
            <chart:data-point chart:repeated="11"/>
          </chart:series>
          <chart:series chart:attached-axis="secondary-y" chart:style-name="ch9" chart:values-cell-range-address="Sheet1.E10:Sheet1.E20" chart:label-cell-address="Sheet1.E9:Sheet1.E9" chart:class="chart:scatter">
            <chart:data-point chart:repeated="11"/>
          </chart:series>
          <chart:series chart:attached-axis="primary-y" chart:style-name="ch10" chart:values-cell-range-address="Sheet1.F10:Sheet1.F20" chart:label-cell-address="Sheet1.F9:Sheet1.F9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</text:p>
                <draw:g>
                  <svg:desc>Sheet1.D9:Sheet1.D9</svg:desc>
                </draw:g>
              </table:table-cell>
              <table:table-cell office:value-type="string">
                <text:p>k</text:p>
                <draw:g>
                  <svg:desc>Sheet1.E9:Sheet1.E9</svg:desc>
                </draw:g>
              </table:table-cell>
              <table:table-cell office:value-type="string">
                <text:p>omega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0:Sheet1.C20</svg:desc>
                </draw:g>
              </table:table-cell>
              <table:table-cell office:value-type="float" office:value="0">
                <text:p>0</text:p>
                <draw:g>
                  <svg:desc>Sheet1.C10:Sheet1.C20</svg:desc>
                </draw:g>
              </table:table-cell>
              <table:table-cell office:value-type="float" office:value="1.15">
                <text:p>1.15</text:p>
                <draw:g>
                  <svg:desc>Sheet1.D10:Sheet1.D20</svg:desc>
                </draw:g>
              </table:table-cell>
              <table:table-cell office:value-type="float" office:value="0.0007935">
                <text:p>0.0007935</text:p>
                <draw:g>
                  <svg:desc>Sheet1.E10:Sheet1.E20</svg:desc>
                </draw:g>
              </table:table-cell>
              <table:table-cell office:value-type="float" office:value="0.10285912696499">
                <text:p>0.10285912696499</text:p>
                <draw:g>
                  <svg:desc>Sheet1.F10:Sheet1.F20</svg:desc>
                </draw:g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38">
                <text:p>1.38</text:p>
              </table:table-cell>
              <table:table-cell office:value-type="float" office:value="0.00114264">
                <text:p>0.00114264</text:p>
              </table:table-cell>
              <table:table-cell office:value-type="float" office:value="0.123430952357988">
                <text:p>0.1234309523579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2">
                <text:p>1.42</text:p>
              </table:table-cell>
              <table:table-cell office:value-type="float" office:value="0.00120984">
                <text:p>0.00120984</text:p>
              </table:table-cell>
              <table:table-cell office:value-type="float" office:value="0.127008661121988">
                <text:p>0.1270086611219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9">
                <text:p>1.49</text:p>
              </table:table-cell>
              <table:table-cell office:value-type="float" office:value="0.00133206">
                <text:p>0.00133206</text:p>
              </table:table-cell>
              <table:table-cell office:value-type="float" office:value="0.133269651458987">
                <text:p>0.1332696514589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6">
                <text:p>1.6</text:p>
              </table:table-cell>
              <table:table-cell office:value-type="float" office:value="0.001536">
                <text:p>0.001536</text:p>
              </table:table-cell>
              <table:table-cell office:value-type="float" office:value="0.143108350559987">
                <text:p>0.1431083505599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72">
                <text:p>1.72</text:p>
              </table:table-cell>
              <table:table-cell office:value-type="float" office:value="0.00177504">
                <text:p>0.00177504</text:p>
              </table:table-cell>
              <table:table-cell office:value-type="float" office:value="0.153841476851986">
                <text:p>0.1538414768519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5">
                <text:p>1.85</text:p>
              </table:table-cell>
              <table:table-cell office:value-type="float" office:value="0.0020535">
                <text:p>0.0020535</text:p>
              </table:table-cell>
              <table:table-cell office:value-type="float" office:value="0.165469030334984">
                <text:p>0.1654690303349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95">
                <text:p>1.95</text:p>
              </table:table-cell>
              <table:table-cell office:value-type="float" office:value="0.0022815">
                <text:p>0.0022815</text:p>
              </table:table-cell>
              <table:table-cell office:value-type="float" office:value="0.174413302244984">
                <text:p>0.1744133022449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0.0024">
                <text:p>0.0024</text:p>
              </table:table-cell>
              <table:table-cell office:value-type="float" office:value="0.178885438199983">
                <text:p>0.1788854381999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02">
                <text:p>2.02</text:p>
              </table:table-cell>
              <table:table-cell office:value-type="float" office:value="0.00244824">
                <text:p>0.00244824</text:p>
              </table:table-cell>
              <table:table-cell office:value-type="float" office:value="0.180674292581983">
                <text:p>0.18067429258198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054">
                <text:p>0.0054</text:p>
              </table:table-cell>
              <table:table-cell office:value-type="float" office:value="0.268328157299975">
                <text:p>0.268328157299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